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cursive"/>
    <style:font-face style:name="Liberation Serif1" svg:font-family="'Liberation Serif', serif"/>
    <style:font-face style:name="標楷體" svg:font-family="標楷體, cursive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4.251cm" style:rel-column-width="16387*"/>
    </style:style>
    <style:style style:name="表格1.B" style:family="table-column">
      <style:table-column-properties style:column-width="2.454cm" style:rel-column-width="9460*"/>
    </style:style>
    <style:style style:name="表格1.D" style:family="table-column">
      <style:table-column-properties style:column-width="6.045cm" style:rel-column-width="23299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D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D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101cm" fo:margin-bottom="0.101cm" style:contextual-spacing="false"/>
      <style:text-properties style:font-name-asian="標楷體"/>
    </style:style>
    <style:style style:name="P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-asian="標楷體" style:font-weight-asian="bold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-asian="標楷體"/>
    </style:style>
    <style:style style:name="P4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5" style:family="paragraph" style:parent-style-name="Table_20_Contents">
      <style:paragraph-properties fo:margin-top="0.101cm" fo:margin-bottom="0.101cm" style:contextual-spacing="false"/>
      <style:text-properties style:font-name="Comic Sans MS" fo:language="en" fo:country="US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Comic Sans MS" fo:language="en" fo:country="US"/>
    </style:style>
    <style:style style:name="T1" style:family="text">
      <style:text-properties style:font-name-asian="標楷體"/>
    </style:style>
    <style:style style:name="T2" style:family="text">
      <style:text-properties style:font-name="Liberation Serif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二階魔方公式--P</text:span><text:span text:style-name="T2">LL</text:span></text:h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D"/>
        <table:table-row table:style-name="TableLine1930952341712">
          <table:table-cell table:style-name="表格1.A1" office:value-type="string">
            <text:p text:style-name="P2">說明</text:p>
          </table:table-cell>
          <table:table-cell table:style-name="表格1.A1" office:value-type="string">
            <text:p text:style-name="P2">機率</text:p>
          </table:table-cell>
          <table:table-cell table:style-name="表格1.A1" office:value-type="string">
            <text:p text:style-name="P2">圖示</text:p>
          </table:table-cell>
          <table:table-cell table:style-name="表格1.D1" office:value-type="string">
            <text:p text:style-name="P2">解法</text:p>
          </table:table-cell>
        </table:table-row>
        <table:table-row table:style-name="TableLine1930952346064">
          <table:table-cell table:style-name="表格1.A2" office:value-type="string">
            <text:p text:style-name="P4"><text:span text:style-name="T1">全錯</text:span><text:span text:style-name="T2">(</text:span><text:span text:style-name="T1">全錯</text:span><text:span text:style-name="T2">+</text:span><text:span text:style-name="T1">全錯</text:span><text:span text:style-name="T2">)</text:span></text:p>
          </table:table-cell>
          <table:table-cell table:style-name="表格1.A2" office:value-type="string">
            <text:p text:style-name="P6">1/36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5">R2 F2 R2</text:p>
          </table:table-cell>
        </table:table-row>
        <table:table-row table:style-name="TableLine1930952335728">
          <table:table-cell table:style-name="表格1.A2" office:value-type="string">
            <text:p text:style-name="P4"><text:span text:style-name="T1">一對</text:span><text:span text:style-name="T2">(</text:span><text:span text:style-name="T1">全錯</text:span><text:span text:style-name="T2">+</text:span><text:span text:style-name="T1">一對</text:span><text:span text:style-name="T2">)</text:span><text:span text:style-name="T1">右上</text:span></text:p>
          </table:table-cell>
          <table:table-cell table:style-name="表格1.A2" office:value-type="string">
            <text:p text:style-name="P6">2/18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5">x R U’ R + U2 + L’ U L’</text:p>
          </table:table-cell>
        </table:table-row>
        <table:table-row table:style-name="TableLine1930952331104">
          <table:table-cell table:style-name="表格1.A2" office:value-type="string">
            <text:p text:style-name="P4"><text:span text:style-name="T1">一對</text:span><text:span text:style-name="T2">(</text:span><text:span text:style-name="T1">全錯</text:span><text:span text:style-name="T2">+</text:span><text:span text:style-name="T1">一對</text:span><text:span text:style-name="T2">)</text:span><text:span text:style-name="T1">左上</text:span></text:p>
          </table:table-cell>
          <table:table-cell table:style-name="表格1.A2" office:value-type="string">
            <text:p text:style-name="P6">2/18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5">x L’ U L’ + U2 + R U’ R</text:p>
          </table:table-cell>
        </table:table-row>
        <table:table-row table:style-name="TableLine1930952334640">
          <table:table-cell table:style-name="表格1.A2" office:value-type="string">
            <text:p text:style-name="P4"><text:span text:style-name="T1">兩對</text:span><text:span text:style-name="T2">(</text:span><text:span text:style-name="T1">一對</text:span><text:span text:style-name="T2">+</text:span><text:span text:style-name="T1">一對</text:span><text:span text:style-name="T2">)</text:span></text:p>
          </table:table-cell>
          <table:table-cell table:style-name="表格1.A2" office:value-type="string">
            <text:p text:style-name="P6">4/9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5">R2 U R2 + y’ U2 + R2 U R2</text:p>
          </table:table-cell>
        </table:table-row>
        <table:table-row table:style-name="TableLine1930952334912">
          <table:table-cell table:style-name="表格1.A2" office:value-type="string">
            <text:p text:style-name="P3">兩對後面</text:p>
          </table:table-cell>
          <table:table-cell table:style-name="表格1.A2" office:value-type="string">
            <text:p text:style-name="P3">同上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5">R2 U R2 + y U2 + R2 U’ R2</text:p>
          </table:table-cell>
        </table:table-row>
        <table:table-row table:style-name="TableLine1930952331376">
          <table:table-cell table:style-name="表格1.A2" office:value-type="string">
            <text:p text:style-name="P3">換兩角</text:p>
          </table:table-cell>
          <table:table-cell table:style-name="表格1.A2" office:value-type="string">
            <text:p text:style-name="P6">2/9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1">用三階基本解法</text:p>
          </table:table-cell>
        </table:table-row>
        <table:table-row table:style-name="TableLine1930952342256">
          <table:table-cell table:style-name="表格1.A2" office:value-type="string">
            <text:p text:style-name="P3">換對角</text:p>
          </table:table-cell>
          <table:table-cell table:style-name="表格1.A2" office:value-type="string">
            <text:p text:style-name="P6">1/18</text:p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1">用三階基本解法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cursive"/>
    <style:font-face style:name="Liberation Serif1" svg:font-family="'Liberation Serif', serif"/>
    <style:font-face style:name="標楷體" svg:font-family="標楷體, cursive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06:37.103000000</dc:date>
    <meta:editing-duration>PT21M9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26" meta:word-count="131" meta:character-count="211" meta:non-whitespace-character-count="173"/>
  </office:meta>
</office:document-meta>
</file>